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r_5f_clang_5f_exp1.csv">
      <style:table-properties table:display="true" style:writing-mode="lr-tb"/>
    </style:style>
    <style:style style:name="ta2" style:family="table" style:master-page-name="par_5f_clang_5f_exp2.csv">
      <style:table-properties table:display="true" style:writing-mode="lr-tb"/>
    </style:style>
    <style:style style:name="ta3" style:family="table" style:master-page-name="par_5f_clang_5f_exp3.csv">
      <style:table-properties table:display="true" style:writing-mode="lr-tb"/>
    </style:style>
    <style:style style:name="ta4" style:family="table" style:master-page-name="par_5f_clang_5f_exp4.csv">
      <style:table-properties table:display="true" style:writing-mode="lr-tb"/>
    </style:style>
    <style:style style:name="ta5" style:family="table" style:master-page-name="par_5f_clang_5f_exp5.csv">
      <style:table-properties table:display="true" style:writing-mode="lr-tb"/>
    </style:style>
    <style:style style:name="ta6" style:family="table" style:master-page-name="seq_5f_clang_5f_exp1.csv">
      <style:table-properties table:display="true" style:writing-mode="lr-tb"/>
    </style:style>
    <style:style style:name="ta7" style:family="table" style:master-page-name="seq_5f_clang_5f_exp2.csv">
      <style:table-properties table:display="true" style:writing-mode="lr-tb"/>
    </style:style>
    <style:style style:name="ta8" style:family="table" style:master-page-name="seq_5f_clang_5f_exp3.csv">
      <style:table-properties table:display="true" style:writing-mode="lr-tb"/>
    </style:style>
    <style:style style:name="ta9" style:family="table" style:master-page-name="seq_5f_clang_5f_exp4.csv">
      <style:table-properties table:display="true" style:writing-mode="lr-tb"/>
    </style:style>
    <style:style style:name="ta10" style:family="table" style:master-page-name="seq_5f_clang_5f_exp5.csv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r_clang_exp1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Gnumeric-default"/>
        <table:table-column table:style-name="co1" table:default-cell-style-name="Default"/>
        <table:table-column table:style-name="co1" table:number-columns-repeated="61" table:default-cell-style-name="Gnumeric-default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office:value-type="float" office:value="1624.958231" calcext:value-type="float">
            <text:p>1624.958231</text:p>
          </table:table-cell>
          <table:table-cell table:number-columns-repeated="61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office:value-type="float" office:value="2520.657386" calcext:value-type="float">
            <text:p>2520.657386</text:p>
          </table:table-cell>
          <table:table-cell table:number-columns-repeated="61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6" calcext:value-type="float">
            <text:p>236</text:p>
          </table:table-cell>
          <table:table-cell office:value-type="float" office:value="3238.359313" calcext:value-type="float">
            <text:p>3238.359313</text:p>
          </table:table-cell>
          <table:table-cell table:number-columns-repeated="61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8" calcext:value-type="float">
            <text:p>348</text:p>
          </table:table-cell>
          <table:table-cell office:value-type="float" office:value="3737.767778" calcext:value-type="float">
            <text:p>3737.767778</text:p>
          </table:table-cell>
          <table:table-cell table:number-columns-repeated="61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6" calcext:value-type="float">
            <text:p>466</text:p>
          </table:table-cell>
          <table:table-cell office:value-type="float" office:value="4207.99238" calcext:value-type="float">
            <text:p>4207.99238</text:p>
          </table:table-cell>
          <table:table-cell table:number-columns-repeated="6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4" calcext:value-type="float">
            <text:p>614</text:p>
          </table:table-cell>
          <table:table-cell office:value-type="float" office:value="4936.928334" calcext:value-type="float">
            <text:p>4936.928334</text:p>
          </table:table-cell>
          <table:table-cell table:number-columns-repeated="61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9" calcext:value-type="float">
            <text:p>779</text:p>
          </table:table-cell>
          <table:table-cell office:value-type="float" office:value="5766.109101" calcext:value-type="float">
            <text:p>5766.109101</text:p>
          </table:table-cell>
          <table:table-cell table:number-columns-repeated="61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5" calcext:value-type="float">
            <text:p>965</text:p>
          </table:table-cell>
          <table:table-cell office:value-type="float" office:value="6428.429666" calcext:value-type="float">
            <text:p>6428.429666</text:p>
          </table:table-cell>
          <table:table-cell table:number-columns-repeated="61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68" calcext:value-type="float">
            <text:p>1168</text:p>
          </table:table-cell>
          <table:table-cell office:value-type="float" office:value="7182.791187" calcext:value-type="float">
            <text:p>7182.791187</text:p>
          </table:table-cell>
          <table:table-cell table:number-columns-repeated="61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6" calcext:value-type="float">
            <text:p>1396</text:p>
          </table:table-cell>
          <table:table-cell office:value-type="float" office:value="7857.065132" calcext:value-type="float">
            <text:p>7857.065132</text:p>
          </table:table-cell>
          <table:table-cell table:number-columns-repeated="61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5" calcext:value-type="float">
            <text:p>1635</text:p>
          </table:table-cell>
          <table:table-cell office:value-type="float" office:value="8548.341938" calcext:value-type="float">
            <text:p>8548.341938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Gnumeric-default"/>
          <table:table-cell table:number-columns-repeated="61"/>
        </table:table-row>
        <table:named-expressions>
          <table:named-expression table:name="Print_Area" table:base-cell-address="$'par_clang_exp1.csv'.$A$1" table:expression="#REF!"/>
          <table:named-expression table:name="Sheet_Title" table:base-cell-address="$'par_clang_exp1.csv'.$A$1" table:expression="&quot;par_clang_exp1.csv&quot;"/>
        </table:named-expressions>
      </table:table>
      <table:table table:name="par_clang_exp2.csv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6" calcext:value-type="float">
            <text:p>236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2" calcext:value-type="float">
            <text:p>342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3" calcext:value-type="float">
            <text:p>463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0" calcext:value-type="float">
            <text:p>610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85" calcext:value-type="float">
            <text:p>785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5" calcext:value-type="float">
            <text:p>965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9" calcext:value-type="float">
            <text:p>1179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3" calcext:value-type="float">
            <text:p>1393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41" calcext:value-type="float">
            <text:p>1641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clang_exp2.csv'.$A$1" table:expression="#REF!"/>
          <table:named-expression table:name="Sheet_Title" table:base-cell-address="$'par_clang_exp2.csv'.$A$1" table:expression="&quot;par_clang_exp2.csv&quot;"/>
        </table:named-expressions>
      </table:table>
      <table:table table:name="par_clang_exp3.csv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6" calcext:value-type="float">
            <text:p>236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2" calcext:value-type="float">
            <text:p>342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6" calcext:value-type="float">
            <text:p>466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5" calcext:value-type="float">
            <text:p>615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6" calcext:value-type="float">
            <text:p>966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0" calcext:value-type="float">
            <text:p>1170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7" calcext:value-type="float">
            <text:p>1397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6" calcext:value-type="float">
            <text:p>1636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clang_exp3.csv'.$A$1" table:expression="#REF!"/>
          <table:named-expression table:name="Sheet_Title" table:base-cell-address="$'par_clang_exp3.csv'.$A$1" table:expression="&quot;par_clang_exp3.csv&quot;"/>
        </table:named-expressions>
      </table:table>
      <table:table table:name="par_clang_exp4.csv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7" calcext:value-type="float">
            <text:p>237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7" calcext:value-type="float">
            <text:p>467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6" calcext:value-type="float">
            <text:p>616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3" calcext:value-type="float">
            <text:p>773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4" calcext:value-type="float">
            <text:p>964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3" calcext:value-type="float">
            <text:p>1173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0" calcext:value-type="float">
            <text:p>1390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9" calcext:value-type="float">
            <text:p>1639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clang_exp4.csv'.$A$1" table:expression="#REF!"/>
          <table:named-expression table:name="Sheet_Title" table:base-cell-address="$'par_clang_exp4.csv'.$A$1" table:expression="&quot;par_clang_exp4.csv&quot;"/>
        </table:named-expressions>
      </table:table>
      <table:table table:name="par_clang_exp5.csv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3" calcext:value-type="float">
            <text:p>233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4" calcext:value-type="float">
            <text:p>464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05" calcext:value-type="float">
            <text:p>605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0" calcext:value-type="float">
            <text:p>960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66" calcext:value-type="float">
            <text:p>1166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402" calcext:value-type="float">
            <text:p>1402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6" calcext:value-type="float">
            <text:p>1636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clang_exp5.csv'.$A$1" table:expression="#REF!"/>
          <table:named-expression table:name="Sheet_Title" table:base-cell-address="$'par_clang_exp5.csv'.$A$1" table:expression="&quot;par_clang_exp5.csv&quot;"/>
        </table:named-expressions>
      </table:table>
      <table:table table:name="seq_clang_exp1.csv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5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6" calcext:value-type="float">
            <text:p>466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6" calcext:value-type="float">
            <text:p>776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5" calcext:value-type="float">
            <text:p>965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67" calcext:value-type="float">
            <text:p>1167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89" calcext:value-type="float">
            <text:p>1389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5" calcext:value-type="float">
            <text:p>1635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1.csv'.$A$1" table:expression="#REF!"/>
          <table:named-expression table:name="Sheet_Title" table:base-cell-address="$'seq_clang_exp1.csv'.$A$1" table:expression="&quot;seq_clang_exp1.csv&quot;"/>
        </table:named-expressions>
      </table:table>
      <table:table table:name="seq_clang_exp2.csv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6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6" calcext:value-type="float">
            <text:p>236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8" calcext:value-type="float">
            <text:p>468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1" calcext:value-type="float">
            <text:p>961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0" calcext:value-type="float">
            <text:p>1170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3" calcext:value-type="float">
            <text:p>1393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40" calcext:value-type="float">
            <text:p>1640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2.csv'.$A$1" table:expression="#REF!"/>
          <table:named-expression table:name="Sheet_Title" table:base-cell-address="$'seq_clang_exp2.csv'.$A$1" table:expression="&quot;seq_clang_exp2.csv&quot;"/>
        </table:named-expressions>
      </table:table>
      <table:table table:name="seq_clang_exp3.csv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7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3" calcext:value-type="float">
            <text:p>233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8" calcext:value-type="float">
            <text:p>468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4" calcext:value-type="float">
            <text:p>614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81" calcext:value-type="float">
            <text:p>78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6" calcext:value-type="float">
            <text:p>966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2" calcext:value-type="float">
            <text:p>1172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4" calcext:value-type="float">
            <text:p>1394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5" calcext:value-type="float">
            <text:p>1635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3.csv'.$A$1" table:expression="#REF!"/>
          <table:named-expression table:name="Sheet_Title" table:base-cell-address="$'seq_clang_exp3.csv'.$A$1" table:expression="&quot;seq_clang_exp3.csv&quot;"/>
        </table:named-expressions>
      </table:table>
      <table:table table:name="seq_clang_exp4.csv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8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5" calcext:value-type="float">
            <text:p>235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2" calcext:value-type="float">
            <text:p>342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4" calcext:value-type="float">
            <text:p>464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5" calcext:value-type="float">
            <text:p>615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3" calcext:value-type="float">
            <text:p>963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4" calcext:value-type="float">
            <text:p>1174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5" calcext:value-type="float">
            <text:p>1395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8" calcext:value-type="float">
            <text:p>1638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4.csv'.$A$1" table:expression="#REF!"/>
          <table:named-expression table:name="Sheet_Title" table:base-cell-address="$'seq_clang_exp4.csv'.$A$1" table:expression="&quot;seq_clang_exp4.csv&quot;"/>
        </table:named-expressions>
      </table:table>
      <table:table table:name="seq_clang_exp5.csv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9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5" calcext:value-type="float">
            <text:p>235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7" calcext:value-type="float">
            <text:p>467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4" calcext:value-type="float">
            <text:p>614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81" calcext:value-type="float">
            <text:p>78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58" calcext:value-type="float">
            <text:p>958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2" calcext:value-type="float">
            <text:p>1172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2" calcext:value-type="float">
            <text:p>1392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42" calcext:value-type="float">
            <text:p>1642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5.csv'.$A$1" table:expression="#REF!"/>
          <table:named-expression table:name="Sheet_Title" table:base-cell-address="$'seq_clang_exp5.csv'.$A$1" table:expression="&quot;seq_clang_exp5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5:38:05.487196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r_5f_clang_5f_exp1.csv" style:display-name="par_clang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clang_5f_exp2.csv" style:display-name="par_clang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clang_5f_exp3.csv" style:display-name="par_clang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clang_5f_exp4.csv" style:display-name="par_clang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clang_5f_exp5.csv" style:display-name="par_clang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1.csv" style:display-name="seq_clang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2.csv" style:display-name="seq_clang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3.csv" style:display-name="seq_clang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4.csv" style:display-name="seq_clang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5.csv" style:display-name="seq_clang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4T15:38:42.635343399</dc:date>
    <meta:creation-date>2021-03-08T07:36:00Z</meta:creation-date>
    <meta:generator>LibreOffice/7.0.4.2$Linux_X86_64 LibreOffice_project/00$Build-2</meta:generator>
    <meta:editing-duration>PT1M50S</meta:editing-duration>
    <meta:editing-cycles>3</meta:editing-cycles>
    <meta:document-statistic meta:table-count="10" meta:cell-count="330" meta:object-count="0"/>
  </office:meta>
</office:document-meta>
</file>